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7" style:family="table-cell" style:parent-style-name="Default"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2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5" style:family="table-cell" style:parent-style-name="Default">
      <style:text-properties style:font-name="Courier New" fo:font-size="14pt" style:font-size-asian="14pt" style:font-size-complex="14pt"/>
    </style:style>
    <style:style style:name="ce26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2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3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3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3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25"/>
        <table:table-column table:style-name="co27" table:default-cell-style-name="ce25"/>
        <table:table-column table:style-name="co3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4"/>
        <table:table-column table:style-name="co36" table:default-cell-style-name="ce25"/>
        <table:table-column table:style-name="co37" table:default-cell-style-name="ce25"/>
        <table:table-column table:style-name="co14" table:number-columns-repeated="16371" table:default-cell-style-name="ce25"/>
        <table:table-row table:style-name="ro1">
          <table:table-cell table:style-name="ce23" office:value-type="string" calcext:value-type="string">
            <text:p>spell_idx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Context</text:p>
          </table:table-cell>
          <table:table-cell table:style-name="ce23" office:value-type="string" calcext:value-type="string">
            <text:p>Category</text:p>
          </table:table-cell>
          <table:table-cell table:style-name="ce23" office:value-type="string" calcext:value-type="string">
            <text:p>SCC</text:p>
          </table:table-cell>
          <table:table-cell table:style-name="ce23" office:value-type="string" calcext:value-type="string">
            <text:p>Spell Casting Category</text:p>
          </table:table-cell>
          <table:table-cell table:style-name="ce23" office:value-type="string" calcext:value-type="string">
            <text:p>Magic Realm</text:p>
          </table:table-cell>
          <table:table-cell table:style-name="ce23" office:value-type="string" calcext:value-type="string">
            <text:p>spell_idx</text:p>
          </table:table-cell>
          <table:table-cell table:style-name="ce23" office:value-type="string" calcext:value-type="string">
            <text:p>enum</text:p>
          </table:table-cell>
          <table:table-cell table:style-name="ce23" office:value-type="string" calcext:value-type="string">
            <text:p>Spell Book Page Title</text:p>
          </table:table-cell>
          <table:table-cell table:style-name="ce23" office:value-type="string" calcext:value-type="string">
            <text:p>CP TP</text:p>
          </table:table-cell>
          <table:table-cell table:style-name="ce23" office:value-type="string" calcext:value-type="string">
            <text:p>NOTE</text:p>
          </table:table-cell>
          <table:table-cell table:style-name="ce23" office:value-type="string" calcext:value-type="string">
            <text:p>Target Type</text:p>
          </table:table-cell>
          <table:table-cell table:style-name="ce23" office:value-type="string" calcext:value-type="string">
            <text:p>Spell_Resistance_Modifier</text:p>
          </table:table-cell>
          <table:table-cell table:style-name="ce23" office:value-type="string" calcext:value-type="string">
            <text:p>Rarity</text:p>
          </table:table-cell>
          <table:table-cell table:style-name="ce23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24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6" office:value-type="string" calcext:value-type="string">
            <text:p>Air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6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4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6" office:value-type="string" calcext:value-type="string">
            <text:p>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6" office:value-type="string" calcext:value-type="string">
            <text:p>Animate Dead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6" office:value-type="string" calcext:value-type="string">
            <text:p>Arch 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6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4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6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6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26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4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6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6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6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6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24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26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26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24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6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24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26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26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2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26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26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6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6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6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6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6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6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6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6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6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26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4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6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4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26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4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26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26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26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6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6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6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4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26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6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26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6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6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26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6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4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6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4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26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6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4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6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4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26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6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4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6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4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26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6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6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6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6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26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6" office:value-type="string" calcext:value-type="string">
            <text:p>Earth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27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4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26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2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6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6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6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6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26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6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6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6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6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6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4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6" office:value-type="string" calcext:value-type="string">
            <text:p>Fire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6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6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4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6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4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6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26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6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6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6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4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6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4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6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6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6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6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6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6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6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6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6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6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6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6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27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6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4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6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6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6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26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6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6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6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26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6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6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4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6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6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6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4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6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6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6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26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6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4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6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6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4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6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26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6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6" office:value-type="string" calcext:value-type="string">
            <text:p>Magic Spirit</text:p>
          </table:table-cell>
          <table:table-cell table:style-name="ce3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24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2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26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26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26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26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6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26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4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26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6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6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6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26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6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6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6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24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6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26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6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6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6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6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26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26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26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6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4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6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4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6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26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6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6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6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6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6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26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4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6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6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26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26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6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27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6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6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6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6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6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6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6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4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26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6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6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26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6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6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26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24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6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6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26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4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6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6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4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26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6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26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24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6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26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26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6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26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4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26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6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6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26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26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2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4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6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6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24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6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25"/>
        <table:table-column table:style-name="co18" table:default-cell-style-name="ce25"/>
        <table:table-column table:style-name="co3" table:number-columns-repeated="2" table:default-cell-style-name="ce25"/>
        <table:table-column table:style-name="co14" table:number-columns-repeated="16380" table:default-cell-style-name="ce25"/>
        <table:table-row table:style-name="ro1">
          <table:table-cell table:style-name="ce23" office:value-type="string" calcext:value-type="string">
            <text:p>SCC</text:p>
          </table:table-cell>
          <table:table-cell table:style-name="ce23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24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3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scc_Summoning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scc_Unit_Enchantment</text:p>
          </table:table-cell>
          <table:table-cell table:style-name="ce35" office:value-type="string" calcext:value-type="string">
            <text:p>1, 15</text:p>
          </table:table-cell>
          <table:table-cell table:style-name="ce35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<text:span text:style-name="T2">scc_</text:span>City_Enchantment_Positive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<text:span text:style-name="T2">scc_</text:span>City_Enchantment_Negative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scc_Direct_Damage_Fixed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35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35" office:value-type="string" calcext:value-type="string">
            <text:p>6, 17</text:p>
          </table:table-cell>
          <table:table-cell table:style-name="ce3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scc_Global_Enchantment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35" office:value-type="string" calcext:value-type="string">
            <text:p>DNE</text:p>
          </table:table-cell>
          <table:table-cell table:style-name="ce35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35" office:value-type="string" calcext:value-type="string">
            <text:p>DNE</text:p>
          </table:table-cell>
          <table:table-cell table:style-name="ce35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35" office:value-type="string" calcext:value-type="string">
            <text:p>DNE</text:p>
          </table:table-cell>
          <table:table-cell table:style-name="ce35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35" office:value-type="string" calcext:value-type="string">
            <text:p>DNE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35"/>
          <table:table-cell table:style-name="ce35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35" office:value-type="string" calcext:value-type="string">
            <text:p>DNE</text:p>
          </table:table-cell>
          <table:table-cell table:style-name="ce35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35" office:value-type="string" calcext:value-type="string">
            <text:p>6, 17</text:p>
          </table:table-cell>
          <table:table-cell table:style-name="ce3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6" office:value-type="string" calcext:value-type="string">
            <text:p><text:span text:style-name="T2">scc_</text:span>Dispels</text:p>
          </table:table-cell>
          <table:table-cell table:style-name="ce35" office:value-type="string" calcext:value-type="string">
            <text:p>DNE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6" office:value-type="string" calcext:value-type="string">
            <text:p><text:span text:style-name="T2">scc_</text:span>Disenchants</text:p>
          </table:table-cell>
          <table:table-cell table:number-columns-repeated="2" table:style-name="ce35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6" office:value-type="string" calcext:value-type="string">
            <text:p><text:span text:style-name="T2">scc_</text:span>Disjunctions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6" office:value-type="string" calcext:value-type="string">
            <text:p><text:span text:style-name="T2">scc_Combat_</text:span>Counter_Magic</text:p>
          </table:table-cell>
          <table:table-cell table:style-name="ce35" office:value-type="string" calcext:value-type="string">
            <text:p>DNE</text:p>
          </table:table-cell>
          <table:table-cell table:style-name="ce35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6" office:value-type="string" calcext:value-type="string">
            <text:p>scc_Direct_Damage_Variable</text:p>
          </table:table-cell>
          <table:table-cell table:style-name="ce35" office:value-type="string" calcext:value-type="string">
            <text:p>DNE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6" office:value-type="string" calcext:value-type="string">
            <text:p><text:span text:style-name="T2">scc_Combat_</text:span>Banish</text:p>
          </table:table-cell>
          <table:table-cell table:style-name="ce35" office:value-type="string" calcext:value-type="string">
            <text:p>DNE</text:p>
          </table:table-cell>
          <table:table-cell table:style-name="ce35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25"/>
        <table:table-column table:style-name="co19" table:default-cell-style-name="ce25"/>
        <table:table-column table:style-name="co14" table:number-columns-repeated="16382" table:default-cell-style-name="ce25"/>
        <table:table-row table:style-name="ro1">
          <table:table-cell table:style-name="ce23" office:value-type="string" calcext:value-type="string">
            <text:p>STT</text:p>
          </table:table-cell>
          <table:table-cell table:style-name="ce23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36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0T03:35:53.429000000</dc:date>
    <meta:editing-duration>P21DT22H17M58S</meta:editing-duration>
    <meta:editing-cycles>109</meta:editing-cycles>
    <meta:document-statistic meta:table-count="7" meta:cell-count="3900" meta:object-count="0"/>
  </office:meta>
</office:document-meta>
</file>